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Hello world</text:h>
      <text:h text:style-name="Heading_20_2" text:outline-level="2">This is a test</text:h>
      <text:p text:style-name="First_20_paragraph">This should be normal text</text:p>
      <text:p text:style-name="Text_20_body">This <text:span text:style-name="T1">is</text:span><text:span text:style-name="T2"> </text:span><text:span text:style-name="T3">italicized</text:span></text:p>
      <text:p text:style-name="Text_20_body">This <text:span text:style-name="T4">is</text:span><text:span text:style-name="T5"> </text:span><text:span text:style-name="T6">bold</text:span></text:p>
      <text:p text:style-name="Text_20_body">This</text:p>
      <text:list text:style-name="L1">
        <text:list-item>
          <text:p text:style-name="P1">is</text:p>
        </text:list-item>
        <text:list-item>
          <text:p text:style-name="P1">a</text:p>
        </text:list-item>
        <text:list-item>
          <text:p text:style-name="P1">li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